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2.9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22in" fo:break-before="auto" style:use-optimal-row-height="fals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MU Data Processing</text:p>
          </table:table-cell>
          <table:table-cell table:style-name="ce1" office:value-type="string" calcext:value-type="string">
            <text:p>Create a system that filters the data of an arbitrary number of IMUs merging them to a better orientation or even pose estimation. Pose estimation via integration of IMU data + Sphere Radius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ynchronization of IMU and LIDAR</text:p>
          </table:table-cell>
          <table:table-cell table:style-name="ce1" office:value-type="string" calcext:value-type="string">
            <text:p>Implement a Synchronization mechanism for the IMU and LIDAR. One approach: Interpolate pose at timestamp of LIDAR using the closest k IMU measurements (before and after if offline)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int Cloud Post Processing</text:p>
          </table:table-cell>
          <table:table-cell table:style-name="ce1" office:value-type="string" calcext:value-type="string">
            <text:p>Non-Rigid Registration and Rectification (See Dorits Paper + Masterthesis) </text:p>
          </table:table-cell>
        </table:table-row>
        <table:table-row table:style-name="ro4" table:number-rows-repeated="4">
          <table:table-cell table:style-name="ce1" table:number-columns-repeated="3"/>
        </table:table-row>
        <table:table-row table:style-name="ro4"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2:46:40.402950569</meta:creation-date>
    <dc:date>2020-12-02T13:08:17.303547077</dc:date>
    <meta:editing-duration>PT11M26S</meta:editing-duration>
    <meta:editing-cycles>2</meta:editing-cycles>
    <meta:generator>LibreOffice/6.4.6.2$Linux_X86_64 LibreOffice_project/40$Build-2</meta:generator>
    <meta:document-statistic meta:table-count="1" meta:cell-count="12" meta:object-count="0"/>
  </office:meta>
</office:document-meta>
</file>